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41cd" officeooo:paragraph-rsid="000d41cd"/>
    </style:style>
    <style:style style:name="P2" style:family="paragraph" style:parent-style-name="Standard">
      <style:text-properties officeooo:rsid="000d41cd" officeooo:paragraph-rsid="0030a04c"/>
    </style:style>
    <style:style style:name="P3" style:family="paragraph" style:parent-style-name="Standard">
      <style:text-properties fo:language="en" fo:country="US" officeooo:rsid="000d41cd" officeooo:paragraph-rsid="000d41cd"/>
    </style:style>
    <style:style style:name="P4" style:family="paragraph" style:parent-style-name="Standard">
      <style:text-properties fo:language="en" fo:country="US" officeooo:rsid="000d41cd" officeooo:paragraph-rsid="00263e8b"/>
    </style:style>
    <style:style style:name="P5" style:family="paragraph" style:parent-style-name="Standard">
      <style:text-properties fo:language="en" fo:country="US" officeooo:rsid="000d41cd" officeooo:paragraph-rsid="003579d6"/>
    </style:style>
    <style:style style:name="P6" style:family="paragraph" style:parent-style-name="Standard">
      <style:text-properties fo:language="en" fo:country="US" officeooo:rsid="000d41cd" officeooo:paragraph-rsid="003788da"/>
    </style:style>
    <style:style style:name="P7" style:family="paragraph" style:parent-style-name="Standard">
      <style:text-properties fo:language="en" fo:country="US" officeooo:rsid="000d41cd" officeooo:paragraph-rsid="0038fc63"/>
    </style:style>
    <style:style style:name="P8" style:family="paragraph" style:parent-style-name="Standard">
      <style:text-properties fo:language="en" fo:country="US" officeooo:paragraph-rsid="000fbfaf"/>
    </style:style>
    <style:style style:name="P9" style:family="paragraph" style:parent-style-name="Standard">
      <style:text-properties fo:language="en" fo:country="US" officeooo:paragraph-rsid="0015c569"/>
    </style:style>
    <style:style style:name="P10" style:family="paragraph" style:parent-style-name="Standard">
      <style:text-properties fo:language="en" fo:country="US" officeooo:paragraph-rsid="00188643"/>
    </style:style>
    <style:style style:name="P11" style:family="paragraph" style:parent-style-name="Standard">
      <style:text-properties fo:language="en" fo:country="US" officeooo:paragraph-rsid="0015d37a"/>
    </style:style>
    <style:style style:name="P12" style:family="paragraph" style:parent-style-name="Standard">
      <style:text-properties fo:language="en" fo:country="US" officeooo:paragraph-rsid="00144f83"/>
    </style:style>
    <style:style style:name="P13" style:family="paragraph" style:parent-style-name="Standard">
      <style:text-properties fo:language="en" fo:country="US" officeooo:paragraph-rsid="0024ca16"/>
    </style:style>
    <style:style style:name="P14" style:family="paragraph" style:parent-style-name="Standard">
      <style:text-properties fo:language="en" fo:country="US" officeooo:rsid="00263e8b" officeooo:paragraph-rsid="00263e8b"/>
    </style:style>
    <style:style style:name="P15" style:family="paragraph" style:parent-style-name="Standard">
      <style:text-properties fo:language="en" fo:country="US" officeooo:paragraph-rsid="00292b4b"/>
    </style:style>
    <style:style style:name="P16" style:family="paragraph" style:parent-style-name="Standard">
      <style:text-properties fo:color="#000000" fo:language="en" fo:country="US" fo:font-weight="normal" officeooo:rsid="00100295" officeooo:paragraph-rsid="000fbfaf" style:font-weight-asian="normal" style:font-weight-complex="normal"/>
    </style:style>
    <style:style style:name="P17" style:family="paragraph" style:parent-style-name="Standard">
      <style:text-properties fo:color="#000000" fo:language="en" fo:country="US" fo:font-weight="normal" officeooo:rsid="00286a79" officeooo:paragraph-rsid="00286a79" style:font-weight-asian="normal" style:font-weight-complex="normal"/>
    </style:style>
    <style:style style:name="P18" style:family="paragraph" style:parent-style-name="Standard">
      <style:text-properties fo:color="#000000" fo:language="en" fo:country="US" fo:font-weight="normal" officeooo:rsid="00263e8b" officeooo:paragraph-rsid="00263e8b" style:font-weight-asian="normal" style:font-weight-complex="normal"/>
    </style:style>
    <style:style style:name="P19" style:family="paragraph" style:parent-style-name="Standard">
      <style:text-properties fo:color="#000000" fo:language="en" fo:country="US" fo:font-weight="normal" officeooo:rsid="00263e8b" officeooo:paragraph-rsid="000d41cd" style:font-weight-asian="normal" style:font-weight-complex="normal"/>
    </style:style>
    <style:style style:name="P20" style:family="paragraph" style:parent-style-name="Standard">
      <style:text-properties fo:color="#000000" fo:language="en" fo:country="US" fo:font-weight="normal" officeooo:rsid="00263e8b" officeooo:paragraph-rsid="003579d6" style:font-weight-asian="normal" style:font-weight-complex="normal"/>
    </style:style>
    <style:style style:name="P21" style:family="paragraph" style:parent-style-name="Standard">
      <style:text-properties fo:color="#000000" fo:language="en" fo:country="US" fo:font-weight="normal" officeooo:rsid="00273585" officeooo:paragraph-rsid="00273585" style:font-weight-asian="normal" style:font-weight-complex="normal"/>
    </style:style>
    <style:style style:name="P22" style:family="paragraph" style:parent-style-name="Standard">
      <style:text-properties fo:color="#000000" fo:language="en" fo:country="US" fo:font-weight="normal" officeooo:rsid="001307b0" officeooo:paragraph-rsid="00144f83" style:font-weight-asian="normal" style:font-weight-complex="normal"/>
    </style:style>
    <style:style style:name="P23" style:family="paragraph" style:parent-style-name="Standard">
      <style:text-properties fo:color="#000000" fo:language="en" fo:country="US" fo:font-weight="normal" officeooo:rsid="0030a4d6" officeooo:paragraph-rsid="00292b4b" style:font-weight-asian="normal" style:font-weight-complex="normal"/>
    </style:style>
    <style:style style:name="P24" style:family="paragraph" style:parent-style-name="Standard">
      <style:text-properties fo:color="#000000" fo:language="en" fo:country="US" fo:font-weight="normal" officeooo:rsid="000d41cd" officeooo:paragraph-rsid="000e12ff" style:font-weight-asian="normal" style:font-weight-complex="normal"/>
    </style:style>
    <style:style style:name="P25" style:family="paragraph" style:parent-style-name="Standard">
      <style:text-properties fo:color="#000000" fo:font-weight="normal" officeooo:rsid="00144f83" officeooo:paragraph-rsid="0015c569" style:font-weight-asian="normal" style:font-weight-complex="normal"/>
    </style:style>
    <style:style style:name="P26" style:family="paragraph" style:parent-style-name="Standard">
      <style:text-properties fo:color="#000000" fo:font-weight="normal" officeooo:rsid="0015c569" officeooo:paragraph-rsid="0015c569" style:font-weight-asian="normal" style:font-weight-complex="normal"/>
    </style:style>
    <style:style style:name="P27" style:family="paragraph" style:parent-style-name="Standard">
      <style:text-properties fo:color="#000000" fo:font-weight="normal" officeooo:rsid="0019c09b" officeooo:paragraph-rsid="0019c09b" style:font-weight-asian="normal" style:font-weight-complex="normal"/>
    </style:style>
    <style:style style:name="P28" style:family="paragraph" style:parent-style-name="Standard">
      <style:text-properties fo:color="#000000" fo:font-weight="normal" officeooo:rsid="001e925b" officeooo:paragraph-rsid="001bdd74" style:font-weight-asian="normal" style:font-weight-complex="normal"/>
    </style:style>
    <style:style style:name="P29" style:family="paragraph" style:parent-style-name="Standard">
      <style:text-properties officeooo:rsid="00273585" officeooo:paragraph-rsid="00273585"/>
    </style:style>
    <style:style style:name="P30" style:family="paragraph" style:parent-style-name="Standard">
      <style:text-properties officeooo:rsid="00263e8b" officeooo:paragraph-rsid="0030a04c"/>
    </style:style>
    <style:style style:name="P31" style:family="paragraph" style:parent-style-name="Standard">
      <style:text-properties fo:color="#ff0000" officeooo:rsid="001bdd74" officeooo:paragraph-rsid="001bdd74"/>
    </style:style>
    <style:style style:name="P32" style:family="paragraph" style:parent-style-name="Standard">
      <style:text-properties fo:color="#ff0000" officeooo:rsid="001bdd74" officeooo:paragraph-rsid="00273585"/>
    </style:style>
    <style:style style:name="P33" style:family="paragraph" style:parent-style-name="Standard">
      <style:text-properties fo:color="#ff0000" officeooo:rsid="0039f830" officeooo:paragraph-rsid="0039f830"/>
    </style:style>
    <style:style style:name="P34" style:family="paragraph" style:parent-style-name="Standard">
      <style:text-properties fo:color="#ff0000" fo:language="en" fo:country="US" officeooo:rsid="000d41cd" officeooo:paragraph-rsid="00263e8b"/>
    </style:style>
    <style:style style:name="P35" style:family="paragraph" style:parent-style-name="Standard">
      <style:text-properties fo:color="#ff0000" fo:language="en" fo:country="US" officeooo:rsid="000d41cd" officeooo:paragraph-rsid="003579d6"/>
    </style:style>
    <style:style style:name="P36" style:family="paragraph" style:parent-style-name="Standard">
      <style:text-properties fo:color="#ff0000" fo:language="en" fo:country="US" officeooo:rsid="000d41cd" officeooo:paragraph-rsid="00273585"/>
    </style:style>
    <style:style style:name="P37" style:family="paragraph" style:parent-style-name="Standard">
      <style:text-properties fo:color="#ff0000" fo:language="en" fo:country="US" fo:font-weight="normal" officeooo:rsid="00263e8b" officeooo:paragraph-rsid="003579d6" style:font-weight-asian="normal" style:font-weight-complex="normal"/>
    </style:style>
    <style:style style:name="P38" style:family="paragraph" style:parent-style-name="Standard">
      <style:text-properties fo:color="#ff0000" fo:language="en" fo:country="US" fo:font-weight="normal" officeooo:rsid="00263e8b" officeooo:paragraph-rsid="00263e8b" style:font-weight-asian="normal" style:font-weight-complex="normal"/>
    </style:style>
    <style:style style:name="P39" style:family="paragraph" style:parent-style-name="Standard">
      <style:text-properties fo:color="#ff0000" fo:language="en" fo:country="US" fo:font-weight="normal" officeooo:rsid="00263e8b" officeooo:paragraph-rsid="0038fc63" style:font-weight-asian="normal" style:font-weight-complex="normal"/>
    </style:style>
    <style:style style:name="P40" style:family="paragraph" style:parent-style-name="Standard">
      <style:text-properties fo:color="#ff0000" fo:language="en" fo:country="US" fo:font-weight="normal" officeooo:rsid="00273585" officeooo:paragraph-rsid="00273585" style:font-weight-asian="normal" style:font-weight-complex="normal"/>
    </style:style>
    <style:style style:name="P41" style:family="paragraph" style:parent-style-name="Standard">
      <style:text-properties fo:color="#ff0000" fo:language="en" fo:country="US" fo:font-weight="normal" officeooo:rsid="0030a4d6" officeooo:paragraph-rsid="003579d6" style:font-weight-asian="normal" style:font-weight-complex="normal"/>
    </style:style>
    <style:style style:name="P42" style:family="paragraph" style:parent-style-name="Standard">
      <style:text-properties fo:color="#ff0000" fo:language="en" fo:country="US" officeooo:rsid="00263e8b" officeooo:paragraph-rsid="00273585"/>
    </style:style>
    <style:style style:name="P43" style:family="paragraph" style:parent-style-name="Standard">
      <style:text-properties fo:color="#ff0000" fo:language="en" fo:country="US" fo:font-weight="bold" officeooo:rsid="001bdd74" officeooo:paragraph-rsid="00292b4b" fo:background-color="#ffffff" style:font-weight-asian="bold" style:font-weight-complex="bold"/>
    </style:style>
    <style:style style:name="P44" style:family="paragraph" style:parent-style-name="Standard">
      <style:text-properties fo:color="#ff0000" fo:language="en" fo:country="US" officeooo:paragraph-rsid="000d41cd"/>
    </style:style>
    <style:style style:name="P45" style:family="paragraph" style:parent-style-name="Standard">
      <style:text-properties fo:color="#ff0000" officeooo:paragraph-rsid="00273585"/>
    </style:style>
    <style:style style:name="P46" style:family="paragraph" style:parent-style-name="Standard">
      <style:text-properties fo:color="#ff0000" fo:font-weight="normal" officeooo:rsid="001eb564" officeooo:paragraph-rsid="00273585" style:font-weight-asian="normal" style:font-weight-complex="normal"/>
    </style:style>
    <style:style style:name="P47" style:family="paragraph" style:parent-style-name="Standard">
      <style:text-properties fo:color="#ff0000" style:font-name="Liberation Serif" officeooo:paragraph-rsid="001bdd74" fo:background-color="#ffffff"/>
    </style:style>
    <style:style style:name="P48" style:family="paragraph" style:parent-style-name="Standard">
      <style:text-properties fo:color="#ff0000" style:font-name="Liberation Serif" fo:font-size="12pt" fo:font-weight="normal" officeooo:paragraph-rsid="001bdd74" fo:background-color="#ffffff" style:font-size-asian="12pt" style:font-weight-asian="normal" style:font-size-complex="12pt" style:font-weight-complex="normal"/>
    </style:style>
    <style:style style:name="P49" style:family="paragraph" style:parent-style-name="Preformatted_20_Text">
      <style:text-properties fo:color="#000000" fo:language="en" fo:country="US" fo:font-weight="normal" officeooo:rsid="00273585" officeooo:paragraph-rsid="00273585" style:font-weight-asian="normal" style:font-weight-complex="normal"/>
    </style:style>
    <style:style style:name="P50" style:family="paragraph" style:parent-style-name="Preformatted_20_Text">
      <style:text-properties fo:color="#000000" style:font-name="Liberation Serif" fo:font-size="12pt" fo:language="en" fo:country="US" fo:font-weight="normal" officeooo:rsid="00273585" officeooo:paragraph-rsid="00273585" style:font-size-asian="12pt" style:font-weight-asian="normal" style:font-size-complex="12pt" style:font-weight-complex="normal"/>
    </style:style>
    <style:style style:name="P51" style:family="paragraph" style:parent-style-name="Preformatted_20_Text">
      <style:text-properties fo:color="#ff0000" style:font-name="Liberation Serif" fo:font-size="12pt" fo:font-weight="normal" officeooo:rsid="001e925b" officeooo:paragraph-rsid="001bdd74" fo:background-color="#ffffff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ff0000" fo:language="en" fo:country="US" fo:font-weight="normal" officeooo:rsid="001bdd74" officeooo:paragraph-rsid="00292b4b" style:font-weight-asian="normal" style:font-weight-complex="normal"/>
    </style:style>
    <style:style style:name="T1" style:family="text">
      <style:text-properties fo:color="#000000" fo:font-weight="bold" officeooo:rsid="001a9548" style:font-weight-asian="bold" style:font-weight-complex="bold"/>
    </style:style>
    <style:style style:name="T2" style:family="text">
      <style:text-properties fo:color="#000000" fo:font-weight="bold" officeooo:rsid="0019c09b" style:font-weight-asian="bold" style:font-weight-complex="bold"/>
    </style:style>
    <style:style style:name="T3" style:family="text">
      <style:text-properties fo:color="#000000" fo:font-weight="bold" officeooo:rsid="00188643" style:font-weight-asian="bold" style:font-weight-complex="bold"/>
    </style:style>
    <style:style style:name="T4" style:family="text">
      <style:text-properties fo:color="#000000" fo:font-weight="bold" officeooo:rsid="0017375b" style:font-weight-asian="bold" style:font-weight-complex="bold"/>
    </style:style>
    <style:style style:name="T5" style:family="text">
      <style:text-properties fo:color="#000000" fo:font-weight="bold" officeooo:rsid="0015d37a" style:font-weight-asian="bold" style:font-weight-complex="bold"/>
    </style:style>
    <style:style style:name="T6" style:family="text">
      <style:text-properties fo:color="#000000" fo:font-weight="bold" officeooo:rsid="00100295" style:font-weight-asian="bold" style:font-weight-complex="bold"/>
    </style:style>
    <style:style style:name="T7" style:family="text">
      <style:text-properties fo:color="#000000" fo:font-weight="bold" officeooo:rsid="00115b28" style:font-weight-asian="bold" style:font-weight-complex="bold"/>
    </style:style>
    <style:style style:name="T8" style:family="text">
      <style:text-properties fo:color="#000000" fo:font-weight="bold" officeooo:rsid="0015c569" style:font-weight-asian="bold" style:font-weight-complex="bold"/>
    </style:style>
    <style:style style:name="T9" style:family="text">
      <style:text-properties fo:color="#000000" fo:font-weight="bold" officeooo:rsid="001307b0" style:font-weight-asian="bold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normal" officeooo:rsid="000d41cd" style:font-weight-asian="normal" style:font-weight-complex="normal"/>
    </style:style>
    <style:style style:name="T12" style:family="text">
      <style:text-properties fo:color="#000000" fo:font-weight="normal" officeooo:rsid="000fbfaf" style:font-weight-asian="normal" style:font-weight-complex="normal"/>
    </style:style>
    <style:style style:name="T13" style:family="text">
      <style:text-properties fo:color="#000000" fo:font-weight="normal" officeooo:rsid="00100295" style:font-weight-asian="normal" style:font-weight-complex="normal"/>
    </style:style>
    <style:style style:name="T14" style:family="text">
      <style:text-properties fo:color="#000000" fo:font-weight="normal" officeooo:rsid="00115b28" style:font-weight-asian="normal" style:font-weight-complex="normal"/>
    </style:style>
    <style:style style:name="T15" style:family="text">
      <style:text-properties fo:color="#000000" fo:font-weight="normal" officeooo:rsid="001307b0" style:font-weight-asian="normal" style:font-weight-complex="normal"/>
    </style:style>
    <style:style style:name="T16" style:family="text">
      <style:text-properties fo:color="#000000" fo:font-weight="normal" officeooo:rsid="00144f83" style:font-weight-asian="normal" style:font-weight-complex="normal"/>
    </style:style>
    <style:style style:name="T17" style:family="text">
      <style:text-properties fo:color="#000000" fo:font-weight="normal" officeooo:rsid="0015c569" style:font-weight-asian="normal" style:font-weight-complex="normal"/>
    </style:style>
    <style:style style:name="T18" style:family="text">
      <style:text-properties fo:color="#000000" fo:font-weight="normal" officeooo:rsid="0015d37a" style:font-weight-asian="normal" style:font-weight-complex="normal"/>
    </style:style>
    <style:style style:name="T19" style:family="text">
      <style:text-properties fo:color="#000000" fo:font-weight="normal" officeooo:rsid="0017375b" style:font-weight-asian="normal" style:font-weight-complex="normal"/>
    </style:style>
    <style:style style:name="T20" style:family="text">
      <style:text-properties fo:color="#000000" fo:font-weight="normal" officeooo:rsid="00188643" style:font-weight-asian="normal" style:font-weight-complex="normal"/>
    </style:style>
    <style:style style:name="T21" style:family="text">
      <style:text-properties fo:color="#000000" fo:font-weight="normal" officeooo:rsid="0019c09b" style:font-weight-asian="normal" style:font-weight-complex="normal"/>
    </style:style>
    <style:style style:name="T22" style:family="text">
      <style:text-properties fo:color="#000000" fo:font-weight="normal" officeooo:rsid="001a9548" style:font-weight-asian="normal" style:font-weight-complex="normal"/>
    </style:style>
    <style:style style:name="T23" style:family="text">
      <style:text-properties fo:color="#000000" fo:font-weight="normal" officeooo:rsid="0024ca16" style:font-weight-asian="normal" style:font-weight-complex="normal"/>
    </style:style>
    <style:style style:name="T24" style:family="text">
      <style:text-properties fo:color="#000000" fo:font-weight="normal" officeooo:rsid="00263e8b" style:font-weight-asian="normal" style:font-weight-complex="normal"/>
    </style:style>
    <style:style style:name="T25" style:family="text">
      <style:text-properties fo:color="#000000" fo:font-weight="normal" officeooo:rsid="00273585" style:font-weight-asian="normal" style:font-weight-complex="normal"/>
    </style:style>
    <style:style style:name="T26" style:family="text">
      <style:text-properties fo:color="#000000" fo:font-weight="normal" officeooo:rsid="00286a79" style:font-weight-asian="normal" style:font-weight-complex="normal"/>
    </style:style>
    <style:style style:name="T27" style:family="text">
      <style:text-properties fo:color="#000000" fo:font-weight="normal" officeooo:rsid="0030a4d6" style:font-weight-asian="normal" style:font-weight-complex="normal"/>
    </style:style>
    <style:style style:name="T28" style:family="text">
      <style:text-properties fo:color="#000000" style:text-underline-style="none" fo:font-weight="normal" officeooo:rsid="00144f83" style:font-weight-asian="normal" style:font-weight-complex="normal"/>
    </style:style>
    <style:style style:name="T29" style:family="text">
      <style:text-properties fo:color="#000000" style:text-underline-style="none" fo:font-weight="normal" officeooo:rsid="0015c569" style:font-weight-asian="normal" style:font-weight-complex="normal"/>
    </style:style>
    <style:style style:name="T30" style:family="text">
      <style:text-properties fo:color="#000000" style:text-underline-style="none" fo:font-weight="normal" officeooo:rsid="0019c09b" style:font-weight-asian="normal" style:font-weight-complex="normal"/>
    </style:style>
    <style:style style:name="T31" style:family="text">
      <style:text-properties fo:color="#000000" style:text-underline-style="none" fo:font-weight="bold" officeooo:rsid="0019c09b" style:font-weight-asian="bold" style:font-weight-complex="bold"/>
    </style:style>
    <style:style style:name="T32" style:family="text">
      <style:text-properties officeooo:rsid="00263e8b"/>
    </style:style>
    <style:style style:name="T33" style:family="text">
      <style:text-properties officeooo:rsid="00273585"/>
    </style:style>
    <style:style style:name="T34" style:family="text">
      <style:text-properties officeooo:rsid="002aa086"/>
    </style:style>
    <style:style style:name="T35" style:family="text">
      <style:text-properties officeooo:rsid="00304aa0"/>
    </style:style>
    <style:style style:name="T36" style:family="text">
      <style:text-properties officeooo:rsid="0030a04c"/>
    </style:style>
    <style:style style:name="T37" style:family="text">
      <style:text-properties officeooo:rsid="0030a4d6"/>
    </style:style>
    <style:style style:name="T38" style:family="text">
      <style:text-properties style:text-underline-style="none" officeooo:rsid="00144f83"/>
    </style:style>
    <style:style style:name="T39" style:family="text">
      <style:text-properties style:text-underline-style="none" officeooo:rsid="0030a4d6"/>
    </style:style>
    <style:style style:name="T40" style:family="text">
      <style:text-properties style:text-underline-style="none" officeooo:rsid="000d41cd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style:text-underline-style="none" fo:font-weight="normal" officeooo:rsid="000d41cd" style:font-weight-asian="normal" style:font-weight-complex="normal"/>
    </style:style>
    <style:style style:name="T43" style:family="text">
      <style:text-properties officeooo:rsid="00144f83"/>
    </style:style>
    <style:style style:name="T44" style:family="text">
      <style:text-properties fo:font-weight="bold" officeooo:rsid="00144f83" style:font-weight-asian="bold" style:font-weight-complex="bold"/>
    </style:style>
    <style:style style:name="T45" style:family="text">
      <style:text-properties officeooo:rsid="000d41cd"/>
    </style:style>
    <style:style style:name="T46" style:family="text">
      <style:text-properties officeooo:rsid="00339d89"/>
    </style:style>
    <style:style style:name="T47" style:family="text">
      <style:text-properties officeooo:rsid="003579d6"/>
    </style:style>
    <style:style style:name="T48" style:family="text">
      <style:text-properties officeooo:rsid="003717eb"/>
    </style:style>
    <style:style style:name="T49" style:family="text">
      <style:text-properties officeooo:rsid="003788da"/>
    </style:style>
    <style:style style:name="T50" style:family="text">
      <style:text-properties officeooo:rsid="0038fc63"/>
    </style:style>
    <style:style style:name="T51" style:family="text">
      <style:text-properties officeooo:rsid="0039f830"/>
    </style:style>
    <style:style style:name="T52" style:family="text">
      <style:text-properties fo:language="en" fo:country="US" fo:font-weight="normal" style:font-weight-asian="normal" style:font-weight-complex="normal"/>
    </style:style>
    <style:style style:name="T53" style:family="text">
      <style:text-properties fo:language="en" fo:country="US" fo:font-weight="normal" officeooo:rsid="001bdd74" style:font-weight-asian="normal" style:font-weight-complex="normal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officeooo:rsid="003c1f24"/>
    </style:style>
    <style:style style:name="T56" style:family="text">
      <style:text-properties style:font-name="Liberation Serif" fo:font-size="12pt" style:font-size-asian="12pt" style:font-size-complex="12pt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1e925b" style:font-weight-asian="normal" style:font-weight-complex="normal"/>
    </style:style>
    <style:style style:name="T59" style:family="text">
      <style:text-properties fo:font-weight="normal" officeooo:rsid="00328cff" style:font-weight-asian="normal" style:font-weight-complex="normal"/>
    </style:style>
    <style:style style:name="T60" style:family="text">
      <style:text-properties fo:font-weight="normal" officeooo:rsid="003ad2db" style:font-weight-asian="normal" style:font-weight-complex="normal"/>
    </style:style>
    <style:style style:name="T61" style:family="text">
      <style:text-properties fo:font-weight="normal" officeooo:rsid="00263e8b" style:font-weight-asian="normal" style:font-weight-complex="normal"/>
    </style:style>
    <style:style style:name="T62" style:family="text">
      <style:text-properties fo:font-weight="normal" officeooo:rsid="00339d89" style:font-weight-asian="normal" style:font-weight-complex="normal"/>
    </style:style>
    <style:style style:name="T63" style:family="text">
      <style:text-properties fo:font-weight="normal" officeooo:rsid="00273585" style:font-weight-asian="normal" style:font-weight-complex="normal"/>
    </style:style>
    <style:style style:name="T64" style:family="text">
      <style:text-properties fo:font-weight="normal" officeooo:rsid="003579d6" style:font-weight-asian="normal" style:font-weight-complex="normal"/>
    </style:style>
    <style:style style:name="T65" style:family="text">
      <style:text-properties fo:font-weight="normal" officeooo:rsid="00304aa0" style:font-weight-asian="normal" style:font-weight-complex="normal"/>
    </style:style>
    <style:style style:name="T66" style:family="text">
      <style:text-properties fo:font-weight="normal" officeooo:rsid="001bdd74" style:font-weight-asian="normal" style:font-weight-complex="normal"/>
    </style:style>
    <style:style style:name="T67" style:family="text">
      <style:text-properties fo:font-weight="normal" officeooo:rsid="0039f830" style:font-weight-asian="normal" style:font-weight-complex="normal"/>
    </style:style>
    <style:style style:name="T68" style:family="text">
      <style:text-properties fo:font-weight="normal" officeooo:rsid="001eb564" style:font-weight-asian="normal" style:font-weight-complex="normal"/>
    </style:style>
    <style:style style:name="T69" style:family="text">
      <style:text-properties fo:font-weight="normal" officeooo:rsid="0042cb66" style:font-weight-asian="normal" style:font-weight-complex="normal"/>
    </style:style>
    <style:style style:name="T70" style:family="text">
      <style:text-properties fo:font-weight="normal" officeooo:rsid="000d41cd" style:font-weight-asian="normal" style:font-weight-complex="normal"/>
    </style:style>
    <style:style style:name="T71" style:family="text">
      <style:text-properties officeooo:rsid="0042cb66"/>
    </style:style>
    <style:style style:name="T72" style:family="text">
      <style:text-properties officeooo:rsid="001e925b"/>
    </style:style>
    <style:style style:name="T73" style:family="text">
      <style:text-properties fo:font-size="12pt" fo:font-weight="normal" officeooo:rsid="001e925b" style:font-size-asian="12pt" style:font-weight-asian="normal" style:font-size-complex="12pt" style:font-weight-complex="normal"/>
    </style:style>
    <style:style style:name="T74" style:family="text">
      <style:text-properties fo:font-size="12pt" style:text-underline-style="solid" style:text-underline-width="auto" style:text-underline-color="font-color" fo:font-weight="normal" officeooo:rsid="001e925b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/><text:span text:style-name="T34">A </text:span>Survey <text:span text:style-name="T34">on Access Point Association methods in </text:span>WLAN</text:p>
      <text:p text:style-name="P1"/>
      <text:p text:style-name="P1">1-Introduction <text:span text:style-name="T51">(2 pages)</text:span></text:p>
      <text:p text:style-name="P2"><text:tab/>-<text:span text:style-name="T32">Motivation gestion améliorée des ressources dans le wifi <text:s/></text:span></text:p>
      <text:p text:style-name="P30"><text:s text:c="12"/>-scénarios, architecture multicell,</text:p>
      <text:p text:style-name="P2"><text:s text:c="12"/>-<text:span text:style-name="T36">problematique liée a l’architecture : intereference, overload...</text:span></text:p>
      <text:p text:style-name="P7"><text:tab/>-<text:span text:style-name="T50">MAC characteristics: DCF.</text:span></text:p>
      <text:p text:style-name="P7"><text:s text:c="12"/>-<text:span text:style-name="T49">Possible solutions</text:span></text:p>
      <text:p text:style-name="P6"><text:s text:c="12"/>-Related Work <text:span text:style-name="T32">( pas de surveys a ce jour)</text:span></text:p>
      <text:p text:style-name="P3"/>
      <text:p text:style-name="P34"><text:span text:style-name="T61">2</text:span><text:span text:style-name="T57">-Radio </text:span><text:span text:style-name="T41">Ressource</text:span><text:span text:style-name="T57"> management</text:span></text:p>
      <text:p text:style-name="P34"><text:span text:style-name="T57"><text:tab/></text:span><text:span text:style-name="T61">définition du problème et des sous-problèmes</text:span></text:p>
      <text:p text:style-name="P35"><text:span text:style-name="T61"><text:tab/></text:span><text:span text:style-name="T62">2.1 </text:span><text:span text:style-name="T61">channel assignement </text:span><text:span text:style-name="T63">(</text:span><text:span text:style-name="T64">avec les references</text:span><text:span text:style-name="T63">)</text:span></text:p>
      <text:p text:style-name="P37"><text:tab/><text:span text:style-name="T46">2.2 </text:span>association <text:span text:style-name="T33">(avec les references)</text:span></text:p>
      <text:p text:style-name="P36"><text:span text:style-name="T61"><text:s text:c="12"/></text:span><text:span text:style-name="T62">2.3 </text:span><text:span text:style-name="T61">scheduling </text:span><text:span text:style-name="T63">(</text:span><text:span text:style-name="T64">avec les references</text:span><text:span text:style-name="T63">)</text:span></text:p>
      <text:p text:style-name="P36"><text:span text:style-name="T63"><text:s text:c="12"/></text:span><text:span text:style-name="T64">2.4 Power control for enhancing throughput (avec les references)</text:span></text:p>
      <text:p text:style-name="P20"><text:tab/></text:p>
      <text:p text:style-name="P5"><text:span text:style-name="T24"><text:s text:c="12"/></text:span><text:span text:style-name="T25">Nous on s’intéressse à l’association</text:span></text:p>
      <text:p text:style-name="P4"><text:span text:style-name="T24"><text:tab/>Pour </text:span><text:span text:style-name="T25">l’association</text:span><text:span text:style-name="T24"> on résoud un problème d’optimization</text:span></text:p>
      <text:p text:style-name="P4"><text:span text:style-name="T24"><text:tab/><text:tab/>Forme du problème, Problème →</text:span><text:span text:style-name="T26"> linéarité ? Convexité ? (non-linéaire et voir pour la <text:tab/><text:tab/>convexité) </text:span></text:p>
      <text:p text:style-name="P4"><text:span text:style-name="T24"><text:tab/><text:tab/>Equité<text:line-break/></text:span><text:span text:style-name="T26"><text:tab/><text:tab/>Complexité de résolution du problème (a priori NP-hard) → infocom 06 ...</text:span></text:p>
      <text:p text:style-name="P18"/>
      <text:p text:style-name="P14"><text:span text:style-name="T25">3- Survey </text:span><text:span text:style-name="T10">Methodology</text:span></text:p>
      <text:p text:style-name="P14"><text:span text:style-name="T10"><text:tab/></text:span><text:span text:style-name="T25">Taxonomie</text:span></text:p>
      <text:p text:style-name="P14"><text:span text:style-name="T25"><text:tab/><text:tab/>-</text:span><text:span text:style-name="T26">centralisé vs décentralisé</text:span></text:p>
      <text:p text:style-name="P21"><text:tab/><text:tab/>-<text:span text:style-name="T48">Fairness forms</text:span></text:p>
      <text:p text:style-name="P21"><text:tab/><text:tab/>-modification <text:span text:style-name="T55">niveau </text:span>client/<text:span text:style-name="T55">AP</text:span> ?</text:p>
      <text:p text:style-name="P21"><text:tab/><text:tab/>-Online vs offline </text:p>
      <text:p text:style-name="P21"><text:tab/><text:tab/>-taking interfering AP into account</text:p>
      <text:p text:style-name="P49"><text:s text:c="12"/><text:span text:style-name="T56">-taking clients demand into account</text:span></text:p>
      <text:p text:style-name="P50"><text:s text:c="12"/><text:tab/>- <text:span text:style-name="T54">Downlink</text:span>/ <text:span text:style-name="T54">Uplink</text:span> Data</text:p>
      <text:p text:style-name="P50"><text:s text:c="12"/><text:tab/>- Heuristic/ exact solution</text:p>
      <text:p text:style-name="P50"><text:s text:c="7"/><text:tab/><text:tab/>- Single/ Multiple AP connection</text:p>
      <text:p text:style-name="P50"><text:s text:c="11"/><text:tab/><text:tab/>- handling mobility</text:p>
      <text:p text:style-name="P50"><text:s text:c="11"/><text:tab/><text:tab/>- Evaluation type </text:p>
      <text:p text:style-name="P49"/>
      <text:p text:style-name="P42"><text:span text:style-name="T65">4</text:span><text:span text:style-name="T66">-</text:span><text:span text:style-name="T63">Performance Evaluation Metrics for Access Point Association </text:span><text:span text:style-name="T67">(</text:span><text:span text:style-name="T60">2 pages)</text:span></text:p>
      <text:p text:style-name="P32"><text:span text:style-name="T58"><text:s text:c="6"/></text:span><text:span text:style-name="T65">4</text:span><text:span text:style-name="T58">.1 Throughput </text:span><text:span text:style-name="T68">(aggregate network throughput, average user throughput)</text:span></text:p>
      <text:p text:style-name="P45"><text:span text:style-name="T58"><text:s text:c="5"/></text:span><text:span text:style-name="T65">4</text:span><text:span text:style-name="T68">.</text:span><text:span text:style-name="T69">2</text:span><text:span text:style-name="T68"> Jain's fairness index</text:span></text:p>
      <text:p text:style-name="P46"><text:s text:c="5"/><text:span text:style-name="T35">4</text:span>.<text:span text:style-name="T71">3</text:span> <text:s/>Average Blocking Probability</text:p>
      <text:p text:style-name="P46"><text:s text:c="5"/><text:span text:style-name="T35">4</text:span>.<text:span text:style-name="T71">4</text:span> <text:s/>Average satisfaction</text:p>
      <text:p text:style-name="P40"><text:s text:c="5"/><text:span text:style-name="T35">4</text:span>.<text:span text:style-name="T71">5</text:span> AP balance index</text:p>
      <text:p text:style-name="P17"><text:span text:style-name="T33">E</text:span>tant donné que les problèmes centralisé et décentralisés sont très différent on les sépare dans deux section</text:p>
      <text:p text:style-name="P4"/>
      <text:p text:style-name="P44"><text:span text:style-name="T37">5- </text:span><text:span text:style-name="T42">IEEE802</text:span><text:span text:style-name="T70">.11 </text:span><text:span text:style-name="T61">approach</text:span></text:p>
      <text:p text:style-name="P41"><text:s text:c="7"/><text:span text:style-name="T47">5.1 Quelques groupes de travaux 802.11</text:span></text:p>
      <text:p text:style-name="P41"><text:s text:c="7"/>5.1 Standard association of clients to APs in 802.11</text:p>
      <text:p text:style-name="P38"><text:span text:style-name="T37"><text:s text:c="7"/>5.2 </text:span><text:span text:style-name="T40">DCF</text:span><text:span text:style-name="T45"> work Principle</text:span></text:p>
      <text:p text:style-name="P39"><text:s text:c="11"/>Quels problèmes ils résolvent ?</text:p>
      <text:p text:style-name="P19"><text:soft-page-break/><text:s text:c="6"/>signalisation</text:p>
      <text:p text:style-name="P24"/>
      <text:p text:style-name="P8"><text:span text:style-name="T27">6-</text:span><text:span text:style-name="T12"> </text:span><text:span text:style-name="T13">Centralised Approaches</text:span><text:span text:style-name="T11"><text:tab/></text:span></text:p>
      <text:p text:style-name="P15"><text:span text:style-name="T11"><text:tab/></text:span><text:span text:style-name="T27">6</text:span><text:span text:style-name="T23">.1 Proportional based fairness works</text:span></text:p>
      <text:p text:style-name="P15"><text:span text:style-name="T23"><text:tab/> <text:s text:c="4"/></text:span><text:span text:style-name="T27">6</text:span><text:span text:style-name="T15">.</text:span><text:span text:style-name="T23">1.</text:span><text:span text:style-name="T27">1</text:span><text:span text:style-name="T15"> Proportional Aggregate throughput in inter AP association (</text:span><text:span text:style-name="T9">3 works, 1 en double</text:span><text:span text:style-name="T15">)</text:span></text:p>
      <text:p text:style-name="P13"><text:span text:style-name="T11"><text:s text:c="17"/></text:span><text:span text:style-name="T27">6</text:span><text:span text:style-name="T13">.1.</text:span><text:span text:style-name="T27">2</text:span><text:span text:style-name="T13"> Time based fairness <text:s/>(</text:span><text:span text:style-name="T6">5 works, </text:span><text:span text:style-name="T7">2 conf+journal</text:span><text:span text:style-name="T14">)</text:span></text:p>
      <text:p text:style-name="P8"><text:span text:style-name="T14"><text:s text:c="17"/></text:span><text:span text:style-name="T27">6</text:span><text:span text:style-name="T15">.1.</text:span><text:span text:style-name="T27">3</text:span><text:span text:style-name="T15"> Access Based Fairness (</text:span><text:span text:style-name="T9">3 works, 1 conf+ journal</text:span><text:span text:style-name="T15">)</text:span></text:p>
      <text:p text:style-name="P16"><text:s text:c="18"/></text:p>
      <text:p text:style-name="P8"><text:span text:style-name="T15"><text:s text:c="11"/></text:span><text:span text:style-name="T27">6</text:span><text:span text:style-name="T23">.2 Max-Min Based Fairness works</text:span></text:p>
      <text:p text:style-name="P22"><text:s text:c="11"/></text:p>
      <text:p text:style-name="P12"><text:span text:style-name="T16"><text:s text:c="11"/></text:span><text:span text:style-name="T27">6</text:span><text:span text:style-name="T16">.</text:span><text:span text:style-name="T27">3</text:span><text:span text:style-name="T16"> Other </text:span><text:span text:style-name="T28">QOS</text:span><text:span text:style-name="T16"> and load balancing based </text:span><text:span text:style-name="T28">centralised</text:span><text:span text:style-name="T16"> client-AP association works </text:span><text:span text:style-name="T17">(</text:span><text:span text:style-name="T8">4 works</text:span><text:span text:style-name="T17">)</text:span></text:p>
      <text:p text:style-name="P25"><text:s text:c="2"/></text:p>
      <text:p text:style-name="P9"><text:span text:style-name="T16"><text:s text:c="11"/></text:span><text:span text:style-name="T17">(</text:span><text:span text:style-name="T8">10 centralised</text:span><text:span text:style-name="T17"> </text:span><text:span text:style-name="T22">AP association </text:span><text:span text:style-name="T17">works</text:span><text:span text:style-name="T16"> </text:span><text:span text:style-name="T17">not yet classified)</text:span></text:p>
      <text:p text:style-name="P26"><text:s text:c="4"/></text:p>
      <text:p text:style-name="P9"><text:span text:style-name="T17"><text:s text:c="5"/></text:span><text:span text:style-name="T27">7-</text:span><text:span text:style-name="T17"> </text:span><text:span text:style-name="T21">D</text:span><text:span text:style-name="T17">istributed (</text:span><text:span text:style-name="T29">decentralised</text:span><text:span text:style-name="T17">) approaches</text:span></text:p>
      <text:p text:style-name="P9"><text:span text:style-name="T17"><text:s text:c="10"/></text:span><text:span text:style-name="T27">7</text:span><text:span text:style-name="T17">.1 <text:s/>Access based fairness (</text:span><text:span text:style-name="T8">3works, 1</text:span><text:span text:style-name="T17"> )</text:span></text:p>
      <text:p text:style-name="P9"><text:span text:style-name="T17"><text:s text:c="10"/></text:span><text:span text:style-name="T27">7</text:span><text:span text:style-name="T17">.2 <text:s/>Proportional</text:span><text:span text:style-name="T13"> based fairness <text:s/>(</text:span><text:span text:style-name="T5">2</text:span><text:span text:style-name="T6"> works, </text:span><text:span text:style-name="T7">2 conf+journal</text:span><text:span text:style-name="T14">)</text:span></text:p>
      <text:p text:style-name="P11"><text:span text:style-name="T17"><text:s/></text:span><text:span text:style-name="T16"><text:s text:c="9"/></text:span><text:span text:style-name="T27">7</text:span><text:span text:style-name="T18">.3 <text:s/></text:span><text:span text:style-name="T15">Proportional Aggregate throughpu</text:span><text:span text:style-name="T18">t (</text:span><text:span text:style-name="T5">1work</text:span><text:span text:style-name="T18">)</text:span></text:p>
      <text:p text:style-name="P8"><text:span text:style-name="T16"><text:s text:c="10"/></text:span><text:span text:style-name="T27">7</text:span><text:span text:style-name="T18">.4</text:span><text:span text:style-name="T16"> <text:s/></text:span><text:span text:style-name="T18">Game based works (</text:span><text:span text:style-name="T5">10 works</text:span><text:span text:style-name="T18">)</text:span><text:span text:style-name="T16"> <text:s text:c="4"/></text:span></text:p>
      <text:p text:style-name="P8"><text:span text:style-name="T16"><text:s text:c="10"/></text:span><text:span text:style-name="T27">7</text:span><text:span text:style-name="T18">.5 <text:s/>Mobility management-based associations </text:span><text:span text:style-name="T19">(</text:span><text:span text:style-name="T4">2 works</text:span><text:span text:style-name="T19">)</text:span></text:p>
      <text:p text:style-name="P8"><text:span text:style-name="T18"><text:s text:c="10"/></text:span><text:span text:style-name="T27">7</text:span><text:span text:style-name="T20">.6 <text:s/>Cross-layer-approaches (</text:span><text:span text:style-name="T3">2 works</text:span><text:span text:style-name="T20">)</text:span></text:p>
      <text:p text:style-name="P8"><text:span text:style-name="T20"><text:s text:c="10"/></text:span><text:span text:style-name="T27">7</text:span><text:span text:style-name="T20">.7 Channel information-based AP selection (</text:span><text:span text:style-name="T3">9works, 3 conf+ journal</text:span><text:span text:style-name="T20">)</text:span></text:p>
      <text:p text:style-name="P10"><text:span text:style-name="T20"><text:s text:c="10"/></text:span><text:span text:style-name="T27">7</text:span><text:span text:style-name="T20">.8 SDN based AP association </text:span><text:span text:style-name="T21">(</text:span><text:span text:style-name="T2">1work</text:span><text:span text:style-name="T21">)</text:span></text:p>
      <text:p text:style-name="P10"><text:span text:style-name="T21"><text:s text:c="10"/></text:span><text:span text:style-name="T27">7</text:span><text:span text:style-name="T21">.9 Access Point Selection based on User </text:span><text:span text:style-name="T30">QoS (</text:span><text:span text:style-name="T31">2 works</text:span><text:span text:style-name="T30">)</text:span></text:p>
      <text:p text:style-name="P10"><text:span text:style-name="T21"><text:s text:c="8"/>(</text:span><text:span text:style-name="T2">27 </text:span><text:span text:style-name="T1">distributed </text:span><text:span text:style-name="T2">works </text:span><text:span text:style-name="T22">on AP association </text:span><text:span text:style-name="T21">not yet classified)</text:span></text:p>
      <text:p text:style-name="P27"/>
      <text:p text:style-name="P52"><text:span text:style-name="T39">8-</text:span><text:span text:style-name="T38">SDN</text:span><text:span text:style-name="T43"> based works for client-AP association establishment (2,5 pages) <text:s text:c="2"/>(</text:span><text:span text:style-name="T44">7 works, 1journal+ 3conf</text:span><text:span text:style-name="T43">)</text:span></text:p>
      <text:p text:style-name="P23"/>
      <text:p text:style-name="P43"><text:span text:style-name="T37">9</text:span>-Discussion and analysis <text:s/><text:span text:style-name="T51">(4 pages)</text:span></text:p>
      <text:p text:style-name="P47"><text:span text:style-name="T53"><text:s/></text:span><text:span text:style-name="T73">-Different forms of fairness vs multi-rate/Single rate </text:span><text:span text:style-name="T74">WLAN</text:span></text:p>
      <text:p text:style-name="P51">-how estimate AP load</text:p>
      <text:p text:style-name="P51">-Fairness and load balancing</text:p>
      <text:p text:style-name="P51">-How monitor loaded <text:span text:style-name="T54">WLAN</text:span>?}</text:p>
      <text:p text:style-name="P51">-Hidden terminal problem, Access Point/ client estimation}</text:p>
      <text:p text:style-name="P51">-How to get interference measurements for scheduling communications?</text:p>
      <text:p text:style-name="P51">-Power Control and <text:span text:style-name="T54">RRM</text:span></text:p>
      <text:p text:style-name="P51">-The impact of co-existing technologies on <text:span text:style-name="T54">WLAN</text:span> performance</text:p>
      <text:p text:style-name="P51">-Separate vs Conjoint: Channel assignment, client-AP association, communication scheduling</text:p>
      <text:p text:style-name="P51">-Periodic <text:span text:style-name="T54">offline</text:span> vs <text:span text:style-name="T54">online</text:span> AP <text:span text:style-name="T54">optimised</text:span> association</text:p>
      <text:p text:style-name="P48"><text:span text:style-name="T72">-</text:span>The use of parameters for choosing the better AP association</text:p>
      <text:p text:style-name="P48"><text:span text:style-name="T72">-</text:span>Taking users demand into account</text:p>
      <text:p text:style-name="P48"><text:span text:style-name="T72">-</text:span>client side vs AP side modification</text:p>
      <text:p text:style-name="P51"><text:span text:style-name="T54">-Centralised</text:span> vs Distributed solutions</text:p>
      <text:p text:style-name="P48"><text:span text:style-name="T72">-</text:span><text:span text:style-name="T54">Downlink</text:span> vs <text:span text:style-name="T54">Uplink</text:span> traffic in <text:span text:style-name="T54">WLAN</text:span></text:p>
      <text:p text:style-name="P48"><text:span text:style-name="T72">-</text:span>Frame aggregation <text:span text:style-name="T54">utilisation</text:span> for enhancing throughput</text:p>
      <text:p text:style-name="P48"><text:span text:style-name="T72">-</text:span>The impact of the <text:span text:style-name="T54">SDN</text:span> use in <text:span text:style-name="T54">WLAN</text:span> throughput enhancement</text:p>
      <text:p text:style-name="P48"><text:span text:style-name="T72">-</text:span>The use of <text:span text:style-name="T54">MIMO</text:span></text:p>
      <text:p text:style-name="P48"><text:span text:style-name="T72">-</text:span>The complete Radio <text:span text:style-name="T54">Ressource</text:span> Management Scheme functioning</text:p>
      <text:p text:style-name="P28"/>
      <text:p text:style-name="P31"><text:span text:style-name="T58">1</text:span><text:span text:style-name="T59">0</text:span><text:span text:style-name="T57">-Conclusion </text:span><text:span text:style-name="T60">(1/5 pages) </text:span></text:p>
      <text:p text:style-name="P33"><text:span text:style-name="T52">references</text:span><text:span text:style-name="T57"> (4 page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1:11:41.133004334</meta:creation-date>
    <dc:date>2019-10-27T22:06:48.576405778</dc:date>
    <meta:editing-duration>P2DT6H30M53S</meta:editing-duration>
    <meta:editing-cycles>21</meta:editing-cycles>
    <meta:generator>LibreOffice/6.0.7.3$Linux_x86 LibreOffice_project/00m0$Build-3</meta:generator>
    <meta:document-statistic meta:table-count="0" meta:image-count="0" meta:object-count="0" meta:page-count="2" meta:paragraph-count="91" meta:word-count="523" meta:character-count="4156" meta:non-whitespace-character-count="3233"/>
  </office:meta>
</office:document-meta>
</file>